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4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4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0⁸</text:p>
          </table:table-cell>
          <table:table-cell table:style-name="ce1" office:value-type="string" calcext:value-type="string">
            <text:p>2*10⁸</text:p>
          </table:table-cell>
          <table:table-cell table:style-name="ce1" office:value-type="string" calcext:value-type="string">
            <text:p>4*10⁸</text:p>
          </table:table-cell>
          <table:table-cell table:style-name="ce1" office:value-type="string" calcext:value-type="string">
            <text:p>8*10⁸</text:p>
          </table:table-cell>
          <table:table-cell table:style-name="ce1" office:value-type="string" calcext:value-type="string">
            <text:p>16*10⁸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8" table:formula="of:=[$data.$D1]" office:value-type="float" office:value="0.3947622" calcext:value-type="float">
            <text:p>0,39476</text:p>
          </table:table-cell>
          <table:table-cell table:style-name="ce18" table:formula="of:=[$data.$D11]" office:value-type="float" office:value="0.7860042" calcext:value-type="float">
            <text:p>0,78600</text:p>
          </table:table-cell>
          <table:table-cell table:style-name="ce18" table:formula="of:=[$data.$D21]" office:value-type="float" office:value="1.5689644" calcext:value-type="float">
            <text:p>1,56896</text:p>
          </table:table-cell>
          <table:table-cell table:style-name="ce18" table:formula="of:=[$data.$D31]" office:value-type="float" office:value="3.1448428" calcext:value-type="float">
            <text:p>3,14484</text:p>
          </table:table-cell>
          <table:table-cell table:style-name="ce18" table:formula="of:=[$data.$D41]" office:value-type="float" office:value="6.1895872" calcext:value-type="float">
            <text:p>6,18959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table:formula="of:=[$data.$D51]" office:value-type="float" office:value="0.231946" calcext:value-type="float">
            <text:p>0,23195</text:p>
          </table:table-cell>
          <table:table-cell table:style-name="ce19" table:formula="of:=[$data.$D61]" office:value-type="float" office:value="0.4130347" calcext:value-type="float">
            <text:p>0,41303</text:p>
          </table:table-cell>
          <table:table-cell table:style-name="ce19" table:formula="of:=[$data.$D71]" office:value-type="float" office:value="0.8307195" calcext:value-type="float">
            <text:p>0,83072</text:p>
          </table:table-cell>
          <table:table-cell table:style-name="ce19" table:formula="of:=[$data.$D81]" office:value-type="float" office:value="1.7167791" calcext:value-type="float">
            <text:p>1,71678</text:p>
          </table:table-cell>
          <table:table-cell table:style-name="ce19" table:formula="of:=[$data.$D91]" office:value-type="float" office:value="3.3995433" calcext:value-type="float">
            <text:p>3,39954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8" table:formula="of:=[$data.$D101]" office:value-type="float" office:value="0.1342807" calcext:value-type="float">
            <text:p>0,13428</text:p>
          </table:table-cell>
          <table:table-cell table:style-name="ce18" table:formula="of:=[$data.$D111]" office:value-type="float" office:value="0.2399327" calcext:value-type="float">
            <text:p>0,23993</text:p>
          </table:table-cell>
          <table:table-cell table:style-name="ce18" table:formula="of:=[$data.$D121]" office:value-type="float" office:value="0.4625949" calcext:value-type="float">
            <text:p>0,46259</text:p>
          </table:table-cell>
          <table:table-cell table:style-name="ce18" table:formula="of:=[$data.$D131]" office:value-type="float" office:value="0.9403585" calcext:value-type="float">
            <text:p>0,94036</text:p>
          </table:table-cell>
          <table:table-cell table:style-name="ce18" table:formula="of:=[$data.$D141]" office:value-type="float" office:value="1.9133549" calcext:value-type="float">
            <text:p>1,91335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table:formula="of:=[$data.$D151]" office:value-type="float" office:value="0.0863579" calcext:value-type="float">
            <text:p>0,08636</text:p>
          </table:table-cell>
          <table:table-cell table:style-name="ce19" table:formula="of:=[$data.$D161]" office:value-type="float" office:value="0.1662301" calcext:value-type="float">
            <text:p>0,16623</text:p>
          </table:table-cell>
          <table:table-cell table:style-name="ce19" table:formula="of:=[$data.$D171]" office:value-type="float" office:value="0.3255681" calcext:value-type="float">
            <text:p>0,32557</text:p>
          </table:table-cell>
          <table:table-cell table:style-name="ce19" table:formula="of:=[$data.$D181]" office:value-type="float" office:value="0.6425885" calcext:value-type="float">
            <text:p>0,64259</text:p>
          </table:table-cell>
          <table:table-cell table:style-name="ce19" table:formula="of:=[$data.$D191]" office:value-type="float" office:value="1.2513988" calcext:value-type="float">
            <text:p>1,25140</text:p>
          </table:table-cell>
          <table:table-cell table:number-columns-repeated="101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8" table:formula="of:=[$data.$D201]" office:value-type="float" office:value="0.0753995" calcext:value-type="float">
            <text:p>0,07540</text:p>
          </table:table-cell>
          <table:table-cell table:style-name="ce18" table:formula="of:=[$data.$D211]" office:value-type="float" office:value="0.1355258" calcext:value-type="float">
            <text:p>0,13553</text:p>
          </table:table-cell>
          <table:table-cell table:style-name="ce18" table:formula="of:=[$data.$D221]" office:value-type="float" office:value="0.2681076" calcext:value-type="float">
            <text:p>0,26811</text:p>
          </table:table-cell>
          <table:table-cell table:style-name="ce18" table:formula="of:=[$data.$D231]" office:value-type="float" office:value="0.5096963" calcext:value-type="float">
            <text:p>0,50970</text:p>
          </table:table-cell>
          <table:table-cell table:style-name="ce18" table:formula="of:=[$data.$D241]" office:value-type="float" office:value="1.050943" calcext:value-type="float">
            <text:p>1,05094</text:p>
          </table:table-cell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0⁸</text:p>
          </table:table-cell>
          <table:table-cell table:style-name="ce1" office:value-type="string" calcext:value-type="string">
            <text:p>2*10⁸</text:p>
          </table:table-cell>
          <table:table-cell table:style-name="ce1" office:value-type="string" calcext:value-type="string">
            <text:p>4*10⁸</text:p>
          </table:table-cell>
          <table:table-cell table:style-name="ce1" office:value-type="string" calcext:value-type="string">
            <text:p>8*10⁸</text:p>
          </table:table-cell>
          <table:table-cell table:style-name="ce1" office:value-type="string" calcext:value-type="string">
            <text:p>16*10⁸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[.B4]/[.B4]" office:value-type="float" office:value="1" calcext:value-type="float">
            <text:p>1,0000</text:p>
          </table:table-cell>
          <table:table-cell table:style-name="ce12" table:formula="of:=[.C4]/[.C4]" office:value-type="float" office:value="1" calcext:value-type="float">
            <text:p>1,0000</text:p>
          </table:table-cell>
          <table:table-cell table:style-name="ce12" table:formula="of:=[.D4]/[.D4]" office:value-type="float" office:value="1" calcext:value-type="float">
            <text:p>1,0000</text:p>
          </table:table-cell>
          <table:table-cell table:style-name="ce12" table:formula="of:=[.E4]/[.E4]" office:value-type="float" office:value="1" calcext:value-type="float">
            <text:p>1,0000</text:p>
          </table:table-cell>
          <table:table-cell table:style-name="ce12" table:formula="of:=[.F4]/[.F4]" office:value-type="float" office:value="1" calcext:value-type="float">
            <text:p>1,0000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[.B4]/[.B5]" office:value-type="float" office:value="1.70195735214231" calcext:value-type="float">
            <text:p>1,7020</text:p>
          </table:table-cell>
          <table:table-cell table:style-name="ce4" table:formula="of:=[.C4]/[.C5]" office:value-type="float" office:value="1.90299798055708" calcext:value-type="float">
            <text:p>1,9030</text:p>
          </table:table-cell>
          <table:table-cell table:style-name="ce4" table:formula="of:=[.D4]/[.D5]" office:value-type="float" office:value="1.88868131782148" calcext:value-type="float">
            <text:p>1,8887</text:p>
          </table:table-cell>
          <table:table-cell table:style-name="ce4" table:formula="of:=[.E4]/[.E5]" office:value-type="float" office:value="1.83182728634103" calcext:value-type="float">
            <text:p>1,8318</text:p>
          </table:table-cell>
          <table:table-cell table:style-name="ce4" table:formula="of:=[.F4]/[.F5]" office:value-type="float" office:value="1.82071138790908" calcext:value-type="float">
            <text:p>1,8207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[.B4]/[.B6]" office:value-type="float" office:value="2.93982828507745" calcext:value-type="float">
            <text:p>2,9398</text:p>
          </table:table-cell>
          <table:table-cell table:style-name="ce12" table:formula="of:=[.C4]/[.C6]" office:value-type="float" office:value="3.27593612708897" calcext:value-type="float">
            <text:p>3,2759</text:p>
          </table:table-cell>
          <table:table-cell table:style-name="ce12" table:formula="of:=[.D4]/[.D6]" office:value-type="float" office:value="3.39165952759099" calcext:value-type="float">
            <text:p>3,3917</text:p>
          </table:table-cell>
          <table:table-cell table:style-name="ce12" table:formula="of:=[.E4]/[.E6]" office:value-type="float" office:value="3.34430198695498" calcext:value-type="float">
            <text:p>3,3443</text:p>
          </table:table-cell>
          <table:table-cell table:style-name="ce12" table:formula="of:=[.F4]/[.F6]" office:value-type="float" office:value="3.23493942498592" calcext:value-type="float">
            <text:p>3,2349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[.B4]/[.B7]" office:value-type="float" office:value="4.57123436304032" calcext:value-type="float">
            <text:p>4,5712</text:p>
          </table:table-cell>
          <table:table-cell table:style-name="ce4" table:formula="of:=[.C4]/[.C7]" office:value-type="float" office:value="4.72841079924755" calcext:value-type="float">
            <text:p>4,7284</text:p>
          </table:table-cell>
          <table:table-cell table:style-name="ce4" table:formula="of:=[.D4]/[.D7]" office:value-type="float" office:value="4.81915887950939" calcext:value-type="float">
            <text:p>4,8192</text:p>
          </table:table-cell>
          <table:table-cell table:style-name="ce4" table:formula="of:=[.E4]/[.E7]" office:value-type="float" office:value="4.89402284665848" calcext:value-type="float">
            <text:p>4,8940</text:p>
          </table:table-cell>
          <table:table-cell table:style-name="ce4" table:formula="of:=[.F4]/[.F7]" office:value-type="float" office:value="4.9461348372717" calcext:value-type="float">
            <text:p>4,9461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4]/[.B8]" office:value-type="float" office:value="5.23560766318079" calcext:value-type="float">
            <text:p>5,2356</text:p>
          </table:table-cell>
          <table:table-cell table:style-name="ce12" table:formula="of:=[.C4]/[.C8]" office:value-type="float" office:value="5.79966471328706" calcext:value-type="float">
            <text:p>5,7997</text:p>
          </table:table-cell>
          <table:table-cell table:style-name="ce12" table:formula="of:=[.D4]/[.D8]" office:value-type="float" office:value="5.85199524370066" calcext:value-type="float">
            <text:p>5,8520</text:p>
          </table:table-cell>
          <table:table-cell table:style-name="ce12" table:formula="of:=[.E4]/[.E8]" office:value-type="float" office:value="6.1700326253104" calcext:value-type="float">
            <text:p>6,1700</text:p>
          </table:table-cell>
          <table:table-cell table:style-name="ce12" table:formula="of:=[.F4]/[.F8]" office:value-type="float" office:value="5.88955557056853" calcext:value-type="float">
            <text:p>5,8896</text:p>
          </table:table-cell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10⁸</text:p>
          </table:table-cell>
          <table:table-cell table:style-name="ce1" office:value-type="string" calcext:value-type="string">
            <text:p>2*10⁸</text:p>
          </table:table-cell>
          <table:table-cell table:style-name="ce1" office:value-type="string" calcext:value-type="string">
            <text:p>4*10⁸</text:p>
          </table:table-cell>
          <table:table-cell table:style-name="ce1" office:value-type="string" calcext:value-type="string">
            <text:p>8*10⁸</text:p>
          </table:table-cell>
          <table:table-cell table:style-name="ce1" office:value-type="string" calcext:value-type="string">
            <text:p>16*10⁸</text:p>
          </table:table-cell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13]/[.$A$22]" office:value-type="float" office:value="1" calcext:value-type="float">
            <text:p>1,0000</text:p>
          </table:table-cell>
          <table:table-cell table:style-name="ce12" table:formula="of:=[.C13]/[.$A$22]" office:value-type="float" office:value="1" calcext:value-type="float">
            <text:p>1,0000</text:p>
          </table:table-cell>
          <table:table-cell table:style-name="ce12" table:formula="of:=[.D13]/[.$A$22]" office:value-type="float" office:value="1" calcext:value-type="float">
            <text:p>1,0000</text:p>
          </table:table-cell>
          <table:table-cell table:style-name="ce12" table:formula="of:=[.E13]/[.$A$22]" office:value-type="float" office:value="1" calcext:value-type="float">
            <text:p>1,0000</text:p>
          </table:table-cell>
          <table:table-cell table:style-name="ce12" table:formula="of:=[.F13]/[.$A$22]" office:value-type="float" office:value="1" calcext:value-type="float">
            <text:p>1,0000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14]/[.$A$23]" office:value-type="float" office:value="0.850978676071155" calcext:value-type="float">
            <text:p>0,8510</text:p>
          </table:table-cell>
          <table:table-cell table:style-name="ce4" table:formula="of:=[.C14]/[.$A$23]" office:value-type="float" office:value="0.951498990278541" calcext:value-type="float">
            <text:p>0,9515</text:p>
          </table:table-cell>
          <table:table-cell table:style-name="ce4" table:formula="of:=[.D14]/[.$A$23]" office:value-type="float" office:value="0.944340658910739" calcext:value-type="float">
            <text:p>0,9443</text:p>
          </table:table-cell>
          <table:table-cell table:style-name="ce4" table:formula="of:=[.E14]/[.$A$23]" office:value-type="float" office:value="0.915913643170516" calcext:value-type="float">
            <text:p>0,9159</text:p>
          </table:table-cell>
          <table:table-cell table:style-name="ce4" table:formula="of:=[.F14]/[.$A$23]" office:value-type="float" office:value="0.910355693954538" calcext:value-type="float">
            <text:p>0,9104</text:p>
          </table:table-cell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15]/[.$A$24]" office:value-type="float" office:value="0.734957071269363" calcext:value-type="float">
            <text:p>0,7350</text:p>
          </table:table-cell>
          <table:table-cell table:style-name="ce12" table:formula="of:=[.C15]/[.$A$24]" office:value-type="float" office:value="0.818984031772243" calcext:value-type="float">
            <text:p>0,8190</text:p>
          </table:table-cell>
          <table:table-cell table:style-name="ce12" table:formula="of:=[.D15]/[.$A$24]" office:value-type="float" office:value="0.847914881897747" calcext:value-type="float">
            <text:p>0,8479</text:p>
          </table:table-cell>
          <table:table-cell table:style-name="ce12" table:formula="of:=[.E15]/[.$A$24]" office:value-type="float" office:value="0.836075496738744" calcext:value-type="float">
            <text:p>0,8361</text:p>
          </table:table-cell>
          <table:table-cell table:style-name="ce12" table:formula="of:=[.F15]/[.$A$24]" office:value-type="float" office:value="0.808734856246481" calcext:value-type="float">
            <text:p>0,8087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16]/[.$A$25]" office:value-type="float" office:value="0.571404295380041" calcext:value-type="float">
            <text:p>0,5714</text:p>
          </table:table-cell>
          <table:table-cell table:style-name="ce4" table:formula="of:=[.C16]/[.$A$25]" office:value-type="float" office:value="0.591051349905944" calcext:value-type="float">
            <text:p>0,5911</text:p>
          </table:table-cell>
          <table:table-cell table:style-name="ce4" table:formula="of:=[.D16]/[.$A$25]" office:value-type="float" office:value="0.602394859938673" calcext:value-type="float">
            <text:p>0,6024</text:p>
          </table:table-cell>
          <table:table-cell table:style-name="ce4" table:formula="of:=[.E16]/[.$A$25]" office:value-type="float" office:value="0.61175285583231" calcext:value-type="float">
            <text:p>0,6118</text:p>
          </table:table-cell>
          <table:table-cell table:style-name="ce4" table:formula="of:=[.F16]/[.$A$25]" office:value-type="float" office:value="0.618266854658963" calcext:value-type="float">
            <text:p>0,6183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17]/[.$A$26]" office:value-type="float" office:value="0.327225478948799" calcext:value-type="float">
            <text:p>0,3272</text:p>
          </table:table-cell>
          <table:table-cell table:style-name="ce12" table:formula="of:=[.C17]/[.$A$26]" office:value-type="float" office:value="0.362479044580441" calcext:value-type="float">
            <text:p>0,3625</text:p>
          </table:table-cell>
          <table:table-cell table:style-name="ce12" table:formula="of:=[.D17]/[.$A$26]" office:value-type="float" office:value="0.365749702731291" calcext:value-type="float">
            <text:p>0,3657</text:p>
          </table:table-cell>
          <table:table-cell table:style-name="ce12" table:formula="of:=[.E17]/[.$A$26]" office:value-type="float" office:value="0.3856270390819" calcext:value-type="float">
            <text:p>0,3856</text:p>
          </table:table-cell>
          <table:table-cell table:style-name="ce12" table:formula="of:=[.F17]/[.$A$26]" office:value-type="float" office:value="0.368097223160533" calcext:value-type="float">
            <text:p>0,3681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83559" calcext:value-type="float">
            <text:p>0,383559</text:p>
          </table:table-cell>
          <table:table-cell table:formula="of:=AVERAGE([.C1:.C10])" office:value-type="float" office:value="0.3947622" calcext:value-type="float">
            <text:p>0,394762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13407" calcext:value-type="float">
            <text:p>0,41340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86119" calcext:value-type="float">
            <text:p>0,38611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90725" calcext:value-type="float">
            <text:p>0,39072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10025" calcext:value-type="float">
            <text:p>0,41002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400689" calcext:value-type="float">
            <text:p>0,40068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9992" calcext:value-type="float">
            <text:p>0,3999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95115" calcext:value-type="float">
            <text:p>0,39511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84299" calcext:value-type="float">
            <text:p>0,38429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383764" calcext:value-type="float">
            <text:p>0,38376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38486" calcext:value-type="float">
            <text:p>0,738486</text:p>
          </table:table-cell>
          <table:table-cell table:formula="of:=AVERAGE([.C11:.C20])" office:value-type="float" office:value="0.7860042" calcext:value-type="float">
            <text:p>0,78600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38563" calcext:value-type="float">
            <text:p>0,73856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53674" calcext:value-type="float">
            <text:p>0,75367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24228" calcext:value-type="float">
            <text:p>0,72422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85701" calcext:value-type="float">
            <text:p>0,78570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1589" calcext:value-type="float">
            <text:p>0,8158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13838" calcext:value-type="float">
            <text:p>0,81383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57075" calcext:value-type="float">
            <text:p>0,85707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879716" calcext:value-type="float">
            <text:p>0,87971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752871" calcext:value-type="float">
            <text:p>0,75287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5413" calcext:value-type="float">
            <text:p>1,5413</text:p>
          </table:table-cell>
          <table:table-cell table:formula="of:=AVERAGE([.C21:.C30])" office:value-type="float" office:value="1.5689644" calcext:value-type="float">
            <text:p>1,56896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517144" calcext:value-type="float">
            <text:p>1,51714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38843" calcext:value-type="float">
            <text:p>1,63884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6984" calcext:value-type="float">
            <text:p>1,6698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556998" calcext:value-type="float">
            <text:p>1,55699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454075" calcext:value-type="float">
            <text:p>1,45407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595414" calcext:value-type="float">
            <text:p>1,59541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66212" calcext:value-type="float">
            <text:p>1,662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562155" calcext:value-type="float">
            <text:p>1,56215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1.491755" calcext:value-type="float">
            <text:p>1,49175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024895" calcext:value-type="float">
            <text:p>3,024895</text:p>
          </table:table-cell>
          <table:table-cell table:formula="of:=AVERAGE([.C31:.C40])" office:value-type="float" office:value="3.1448428" calcext:value-type="float">
            <text:p>3,14484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.937406" calcext:value-type="float">
            <text:p>2,93740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.895359" calcext:value-type="float">
            <text:p>2,89535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221099" calcext:value-type="float">
            <text:p>3,22109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207641" calcext:value-type="float">
            <text:p>3,20764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360712" calcext:value-type="float">
            <text:p>3,3607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242692" calcext:value-type="float">
            <text:p>3,24269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042996" calcext:value-type="float">
            <text:p>3,04299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337181" calcext:value-type="float">
            <text:p>3,33718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3.178447" calcext:value-type="float">
            <text:p>3,17844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320534" calcext:value-type="float">
            <text:p>6,320534</text:p>
          </table:table-cell>
          <table:table-cell table:formula="of:=AVERAGE([.C41:.C50])" office:value-type="float" office:value="6.1895872" calcext:value-type="float">
            <text:p>6,18958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349644" calcext:value-type="float">
            <text:p>6,349644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5.839643" calcext:value-type="float">
            <text:p>5,83964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499225" calcext:value-type="float">
            <text:p>6,49922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242968" calcext:value-type="float">
            <text:p>6,24296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312458" calcext:value-type="float">
            <text:p>6,31245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5.780155" calcext:value-type="float">
            <text:p>5,78015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354665" calcext:value-type="float">
            <text:p>6,35466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6.218307" calcext:value-type="float">
            <text:p>6,21830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5.978273" calcext:value-type="float">
            <text:p>5,97827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60191" calcext:value-type="float">
            <text:p>0,260191</text:p>
          </table:table-cell>
          <table:table-cell table:formula="of:=AVERAGE([.C51:.C60])" office:value-type="float" office:value="0.231946" calcext:value-type="float">
            <text:p>0,231946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13027" calcext:value-type="float">
            <text:p>0,21302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77362" calcext:value-type="float">
            <text:p>0,27736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35668" calcext:value-type="float">
            <text:p>0,23566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3697" calcext:value-type="float">
            <text:p>0,2369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41523" calcext:value-type="float">
            <text:p>0,2415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01203" calcext:value-type="float">
            <text:p>0,20120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93966" calcext:value-type="float">
            <text:p>0,19396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42661" calcext:value-type="float">
            <text:p>0,24266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216889" calcext:value-type="float">
            <text:p>0,21688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17889" calcext:value-type="float">
            <text:p>0,417889</text:p>
          </table:table-cell>
          <table:table-cell table:formula="of:=AVERAGE([.C61:.C70])" office:value-type="float" office:value="0.4130347" calcext:value-type="float">
            <text:p>0,4130347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39737" calcext:value-type="float">
            <text:p>0,3973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00245" calcext:value-type="float">
            <text:p>0,40024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08099" calcext:value-type="float">
            <text:p>0,40809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391774" calcext:value-type="float">
            <text:p>0,39177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47811" calcext:value-type="float">
            <text:p>0,44781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1375" calcext:value-type="float">
            <text:p>0,4137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54002" calcext:value-type="float">
            <text:p>0,45400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412412" calcext:value-type="float">
            <text:p>0,41241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386995" calcext:value-type="float">
            <text:p>0,38699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931346" calcext:value-type="float">
            <text:p>0,931346</text:p>
          </table:table-cell>
          <table:table-cell table:formula="of:=AVERAGE([.C71:.C80])" office:value-type="float" office:value="0.8307195" calcext:value-type="float">
            <text:p>0,8307195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93421" calcext:value-type="float">
            <text:p>0,9342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865252" calcext:value-type="float">
            <text:p>0,86525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76659" calcext:value-type="float">
            <text:p>0,77665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871626" calcext:value-type="float">
            <text:p>0,87162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97714" calcext:value-type="float">
            <text:p>0,79771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89551" calcext:value-type="float">
            <text:p>0,78955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84482" calcext:value-type="float">
            <text:p>0,78448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83951" calcext:value-type="float">
            <text:p>0,78395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772404" calcext:value-type="float">
            <text:p>0,77240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545513" calcext:value-type="float">
            <text:p>1,545513</text:p>
          </table:table-cell>
          <table:table-cell table:formula="of:=AVERAGE([.C81:.C90])" office:value-type="float" office:value="1.7167791" calcext:value-type="float">
            <text:p>1,716779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649868" calcext:value-type="float">
            <text:p>1,64986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656727" calcext:value-type="float">
            <text:p>1,65672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64955" calcext:value-type="float">
            <text:p>1,76495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817184" calcext:value-type="float">
            <text:p>1,81718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809673" calcext:value-type="float">
            <text:p>1,80967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19948" calcext:value-type="float">
            <text:p>1,71994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70216" calcext:value-type="float">
            <text:p>1,77021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748048" calcext:value-type="float">
            <text:p>1,74804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685659" calcext:value-type="float">
            <text:p>1,68565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296384" calcext:value-type="float">
            <text:p>3,296384</text:p>
          </table:table-cell>
          <table:table-cell table:formula="of:=AVERAGE([.C91:.C100])" office:value-type="float" office:value="3.3995433" calcext:value-type="float">
            <text:p>3,399543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098255" calcext:value-type="float">
            <text:p>3,09825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355274" calcext:value-type="float">
            <text:p>3,35527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473519" calcext:value-type="float">
            <text:p>3,47351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78959" calcext:value-type="float">
            <text:p>3,7895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23833" calcext:value-type="float">
            <text:p>3,2383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34765" calcext:value-type="float">
            <text:p>3,3476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522483" calcext:value-type="float">
            <text:p>3,52248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353644" calcext:value-type="float">
            <text:p>3,35364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520304" calcext:value-type="float">
            <text:p>3,52030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4485" calcext:value-type="float">
            <text:p>0,14485</text:p>
          </table:table-cell>
          <table:table-cell table:formula="of:=AVERAGE([.C101:.C110])" office:value-type="float" office:value="0.1342807" calcext:value-type="float">
            <text:p>0,1342807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30956" calcext:value-type="float">
            <text:p>0,13095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4079" calcext:value-type="float">
            <text:p>0,1407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36212" calcext:value-type="float">
            <text:p>0,13621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42767" calcext:value-type="float">
            <text:p>0,14276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54535" calcext:value-type="float">
            <text:p>0,15453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23504" calcext:value-type="float">
            <text:p>0,12350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21755" calcext:value-type="float">
            <text:p>0,12175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32144" calcext:value-type="float">
            <text:p>0,13214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15294" calcext:value-type="float">
            <text:p>0,11529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29779" calcext:value-type="float">
            <text:p>0,229779</text:p>
          </table:table-cell>
          <table:table-cell table:formula="of:=AVERAGE([.C111:.C120])" office:value-type="float" office:value="0.2399327" calcext:value-type="float">
            <text:p>0,2399327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4563" calcext:value-type="float">
            <text:p>0,2456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57655" calcext:value-type="float">
            <text:p>0,25765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32402" calcext:value-type="float">
            <text:p>0,23240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40506" calcext:value-type="float">
            <text:p>0,24050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23331" calcext:value-type="float">
            <text:p>0,22333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39692" calcext:value-type="float">
            <text:p>0,23969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28323" calcext:value-type="float">
            <text:p>0,22832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62001" calcext:value-type="float">
            <text:p>0,26200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240008" calcext:value-type="float">
            <text:p>0,24000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500334" calcext:value-type="float">
            <text:p>0,500334</text:p>
          </table:table-cell>
          <table:table-cell table:formula="of:=AVERAGE([.C121:.C130])" office:value-type="float" office:value="0.4625949" calcext:value-type="float">
            <text:p>0,462594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63498" calcext:value-type="float">
            <text:p>0,46349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50221" calcext:value-type="float">
            <text:p>0,5022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70219" calcext:value-type="float">
            <text:p>0,47021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41508" calcext:value-type="float">
            <text:p>0,441508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41144" calcext:value-type="float">
            <text:p>0,44114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37995" calcext:value-type="float">
            <text:p>0,43799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71046" calcext:value-type="float">
            <text:p>0,47104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49803" calcext:value-type="float">
            <text:p>0,44980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448192" calcext:value-type="float">
            <text:p>0,44819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18314" calcext:value-type="float">
            <text:p>0,918314</text:p>
          </table:table-cell>
          <table:table-cell table:formula="of:=AVERAGE([.C131:.C140])" office:value-type="float" office:value="0.9403585" calcext:value-type="float">
            <text:p>0,940358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32886" calcext:value-type="float">
            <text:p>0,93288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16159" calcext:value-type="float">
            <text:p>0,91615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83707" calcext:value-type="float">
            <text:p>0,88370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78354" calcext:value-type="float">
            <text:p>0,97835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11267" calcext:value-type="float">
            <text:p>0,91126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880186" calcext:value-type="float">
            <text:p>0,88018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1.035027" calcext:value-type="float">
            <text:p>1,03502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67479" calcext:value-type="float">
            <text:p>0,96747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980206" calcext:value-type="float">
            <text:p>0,98020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934329" calcext:value-type="float">
            <text:p>1,934329</text:p>
          </table:table-cell>
          <table:table-cell table:formula="of:=AVERAGE([.C141:.C150])" office:value-type="float" office:value="1.9133549" calcext:value-type="float">
            <text:p>1,9133549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96817" calcext:value-type="float">
            <text:p>1,9681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983926" calcext:value-type="float">
            <text:p>1,98392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856393" calcext:value-type="float">
            <text:p>1,85639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934112" calcext:value-type="float">
            <text:p>1,93411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894907" calcext:value-type="float">
            <text:p>1,89490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839526" calcext:value-type="float">
            <text:p>1,83952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851252" calcext:value-type="float">
            <text:p>1,85125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935284" calcext:value-type="float">
            <text:p>1,93528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93565" calcext:value-type="float">
            <text:p>1,9356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92561" calcext:value-type="float">
            <text:p>0,092561</text:p>
          </table:table-cell>
          <table:table-cell table:formula="of:=AVERAGE([.C151:.C160])" office:value-type="float" office:value="0.0863579" calcext:value-type="float">
            <text:p>0,0863579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3018" calcext:value-type="float">
            <text:p>0,08301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3355" calcext:value-type="float">
            <text:p>0,08335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04607" calcext:value-type="float">
            <text:p>0,10460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4074" calcext:value-type="float">
            <text:p>0,08407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3487" calcext:value-type="float">
            <text:p>0,08348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9" calcext:value-type="float">
            <text:p>0,082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2958" calcext:value-type="float">
            <text:p>0,08295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3057" calcext:value-type="float">
            <text:p>0,08305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83562" calcext:value-type="float">
            <text:p>0,08356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698" calcext:value-type="float">
            <text:p>0,16698</text:p>
          </table:table-cell>
          <table:table-cell table:formula="of:=AVERAGE([.C161:.C170])" office:value-type="float" office:value="0.1662301" calcext:value-type="float">
            <text:p>0,166230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7299" calcext:value-type="float">
            <text:p>0,16729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6899" calcext:value-type="float">
            <text:p>0,16689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7694" calcext:value-type="float">
            <text:p>0,16769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78" calcext:value-type="float">
            <text:p>0,1657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6014" calcext:value-type="float">
            <text:p>0,16601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394" calcext:value-type="float">
            <text:p>0,16539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877" calcext:value-type="float">
            <text:p>0,16587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298" calcext:value-type="float">
            <text:p>0,16529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65066" calcext:value-type="float">
            <text:p>0,16506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7192" calcext:value-type="float">
            <text:p>0,327192</text:p>
          </table:table-cell>
          <table:table-cell table:formula="of:=AVERAGE([.C171:.C180])" office:value-type="float" office:value="0.3255681" calcext:value-type="float">
            <text:p>0,325568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9006" calcext:value-type="float">
            <text:p>0,32900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4409" calcext:value-type="float">
            <text:p>0,32440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1238" calcext:value-type="float">
            <text:p>0,32123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1702" calcext:value-type="float">
            <text:p>0,317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6118" calcext:value-type="float">
            <text:p>0,32611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5254" calcext:value-type="float">
            <text:p>0,32525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534" calcext:value-type="float">
            <text:p>0,3253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3153" calcext:value-type="float">
            <text:p>0,3315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328574" calcext:value-type="float">
            <text:p>0,32857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11661" calcext:value-type="float">
            <text:p>0,611661</text:p>
          </table:table-cell>
          <table:table-cell table:formula="of:=AVERAGE([.C181:.C190])" office:value-type="float" office:value="0.6425885" calcext:value-type="float">
            <text:p>0,642588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1475" calcext:value-type="float">
            <text:p>0,6147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32717" calcext:value-type="float">
            <text:p>0,63271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58006" calcext:value-type="float">
            <text:p>0,65800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6123" calcext:value-type="float">
            <text:p>0,6612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54583" calcext:value-type="float">
            <text:p>0,65458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64074" calcext:value-type="float">
            <text:p>0,66407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28104" calcext:value-type="float">
            <text:p>0,62810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54815" calcext:value-type="float">
            <text:p>0,65481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645945" calcext:value-type="float">
            <text:p>0,64594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55384" calcext:value-type="float">
            <text:p>1,255384</text:p>
          </table:table-cell>
          <table:table-cell table:formula="of:=AVERAGE([.C191:.C200])" office:value-type="float" office:value="1.2513988" calcext:value-type="float">
            <text:p>1,251398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42556" calcext:value-type="float">
            <text:p>1,24255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67308" calcext:value-type="float">
            <text:p>1,26730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47464" calcext:value-type="float">
            <text:p>1,24746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45632" calcext:value-type="float">
            <text:p>1,24563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01058" calcext:value-type="float">
            <text:p>1,20105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04257" calcext:value-type="float">
            <text:p>1,20425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40701" calcext:value-type="float">
            <text:p>1,24070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290902" calcext:value-type="float">
            <text:p>1,29090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318726" calcext:value-type="float">
            <text:p>1,31872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117999" calcext:value-type="float">
            <text:p>0,117999</text:p>
          </table:table-cell>
          <table:table-cell table:formula="of:=AVERAGE([.C201:.C210])" office:value-type="float" office:value="0.0753995" calcext:value-type="float">
            <text:p>0,0753995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0865" calcext:value-type="float">
            <text:p>0,07086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0859" calcext:value-type="float">
            <text:p>0,07085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958" calcext:value-type="float">
            <text:p>0,0695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0607" calcext:value-type="float">
            <text:p>0,07060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8036" calcext:value-type="float">
            <text:p>0,0680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9913" calcext:value-type="float">
            <text:p>0,07991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70509" calcext:value-type="float">
            <text:p>0,07050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7188" calcext:value-type="float">
            <text:p>0,06718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68439" calcext:value-type="float">
            <text:p>0,06843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766" calcext:value-type="float">
            <text:p>0,13766</text:p>
          </table:table-cell>
          <table:table-cell table:formula="of:=AVERAGE([.C211:.C220])" office:value-type="float" office:value="0.1355258" calcext:value-type="float">
            <text:p>0,1355258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42866" calcext:value-type="float">
            <text:p>0,14286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9816" calcext:value-type="float">
            <text:p>0,13981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28718" calcext:value-type="float">
            <text:p>0,12871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2823" calcext:value-type="float">
            <text:p>0,13282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1262" calcext:value-type="float">
            <text:p>0,13126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4841" calcext:value-type="float">
            <text:p>0,13484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5775" calcext:value-type="float">
            <text:p>0,13577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30662" calcext:value-type="float">
            <text:p>0,13066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0.140835" calcext:value-type="float">
            <text:p>0,14083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60562" calcext:value-type="float">
            <text:p>0,260562</text:p>
          </table:table-cell>
          <table:table-cell table:formula="of:=AVERAGE([.C221:.C230])" office:value-type="float" office:value="0.2681076" calcext:value-type="float">
            <text:p>0,2681076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55953" calcext:value-type="float">
            <text:p>0,25595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53712" calcext:value-type="float">
            <text:p>0,2537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5662" calcext:value-type="float">
            <text:p>0,2566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83082" calcext:value-type="float">
            <text:p>0,28308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80164" calcext:value-type="float">
            <text:p>0,28016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65491" calcext:value-type="float">
            <text:p>0,26549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67552" calcext:value-type="float">
            <text:p>0,2675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7717" calcext:value-type="float">
            <text:p>0,2771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.28077" calcext:value-type="float">
            <text:p>0,2807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498682" calcext:value-type="float">
            <text:p>0,498682</text:p>
          </table:table-cell>
          <table:table-cell table:formula="of:=AVERAGE([.C231:.C240])" office:value-type="float" office:value="0.5096963" calcext:value-type="float">
            <text:p>0,509696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03839" calcext:value-type="float">
            <text:p>0,50383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18372" calcext:value-type="float">
            <text:p>0,51837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12654" calcext:value-type="float">
            <text:p>0,51265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494244" calcext:value-type="float">
            <text:p>0,49424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10552" calcext:value-type="float">
            <text:p>0,5105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09412" calcext:value-type="float">
            <text:p>0,5094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496939" calcext:value-type="float">
            <text:p>0,49693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25108" calcext:value-type="float">
            <text:p>0,52510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0.527161" calcext:value-type="float">
            <text:p>0,52716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16751" calcext:value-type="float">
            <text:p>1,016751</text:p>
          </table:table-cell>
          <table:table-cell table:formula="of:=AVERAGE([.C241:.C250])" office:value-type="float" office:value="1.050943" calcext:value-type="float">
            <text:p>1,050943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76968" calcext:value-type="float">
            <text:p>1,07696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21568" calcext:value-type="float">
            <text:p>1,02156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118018" calcext:value-type="float">
            <text:p>1,11801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49506" calcext:value-type="float">
            <text:p>1,04950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80401" calcext:value-type="float">
            <text:p>0,98040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021766" calcext:value-type="float">
            <text:p>1,02176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114385" calcext:value-type="float">
            <text:p>1,11438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1.154881" calcext:value-type="float">
            <text:p>1,15488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0.955186" calcext:value-type="float">
            <text:p>0,955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3">
      <number:month number:textual="true"/>
      <number:text>/</number:text>
      <number:year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8">
      <number:number number:decimal-places="4" number:min-decimal-places="4" number:min-integer-digits="1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45">
      <number:day/>
      <number:text>/</number:text>
      <number:month/>
      <number:text>/</number:text>
      <number:year number:style="long"/>
    </number:dat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37">
      <number:day/>
      <number:text>/</number:text>
      <number:month number:textual="true"/>
    </number:date-style>
    <number:date-style style:name="N108">
      <number:day/>
      <number:text>/</number:text>
      <number:month number:textual="true"/>
      <number:text>/</number:text>
      <number:year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7:56:58.292370668</dc:date>
    <meta:editing-duration>PT1H53M40S</meta:editing-duration>
    <meta:editing-cycles>5</meta:editing-cycles>
    <meta:generator>LibreOffice/7.3.7.2$Linux_X86_64 LibreOffice_project/30$Build-2</meta:generator>
    <meta:document-statistic meta:table-count="2" meta:cell-count="889" meta:object-count="0"/>
  </office:meta>
</office:document-meta>
</file>